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5d2c5" officeooo:paragraph-rsid="0015d2c5"/>
    </style:style>
    <style:style style:name="P2" style:family="paragraph" style:parent-style-name="Standard">
      <style:text-properties officeooo:rsid="0015d2c5" officeooo:paragraph-rsid="001ac749"/>
    </style:style>
    <style:style style:name="P3" style:family="paragraph" style:parent-style-name="Standard">
      <style:text-properties officeooo:rsid="0015d2c5" officeooo:paragraph-rsid="001dab5f"/>
    </style:style>
    <style:style style:name="P4" style:family="paragraph" style:parent-style-name="Standard">
      <style:text-properties officeooo:rsid="001ac749" officeooo:paragraph-rsid="001ac749"/>
    </style:style>
    <style:style style:name="P5" style:family="paragraph" style:parent-style-name="Standard">
      <style:text-properties officeooo:rsid="001c60ca" officeooo:paragraph-rsid="001c60ca"/>
    </style:style>
    <style:style style:name="P6" style:family="paragraph" style:parent-style-name="Standard">
      <style:text-properties officeooo:rsid="00191bde" officeooo:paragraph-rsid="001c60ca"/>
    </style:style>
    <style:style style:name="P7" style:family="paragraph" style:parent-style-name="Standard">
      <style:text-properties officeooo:rsid="0015d8b1" officeooo:paragraph-rsid="001dab5f"/>
    </style:style>
    <style:style style:name="P8" style:family="paragraph" style:parent-style-name="Standard">
      <style:text-properties officeooo:rsid="001dab5f" officeooo:paragraph-rsid="001dab5f"/>
    </style:style>
    <style:style style:name="P9" style:family="paragraph" style:parent-style-name="Standard">
      <style:text-properties officeooo:rsid="00214c45" officeooo:paragraph-rsid="00214c45"/>
    </style:style>
    <style:style style:name="P10" style:family="paragraph" style:parent-style-name="Standard">
      <style:text-properties officeooo:rsid="00214c45" officeooo:paragraph-rsid="00214c45"/>
    </style:style>
    <style:style style:name="P11" style:family="paragraph" style:parent-style-name="Standard">
      <style:text-properties officeooo:rsid="00251a90" officeooo:paragraph-rsid="00251a90"/>
    </style:style>
    <style:style style:name="T1" style:family="text">
      <style:text-properties officeooo:rsid="0019da49"/>
    </style:style>
    <style:style style:name="T2" style:family="text">
      <style:text-properties officeooo:rsid="001ac749"/>
    </style:style>
    <style:style style:name="T3" style:family="text">
      <style:text-properties officeooo:rsid="001c60ca"/>
    </style:style>
    <style:style style:name="T4" style:family="text">
      <style:text-properties officeooo:rsid="001dab5f"/>
    </style:style>
    <style:style style:name="T5" style:family="text">
      <style:text-properties officeooo:rsid="001f6d3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our tester un PRG avec Dieharder :</text:p>
      <text:p text:style-name="P4">remplir la fonction gen32 du fichier <text:span text:style-name="T3">squelette</text:span>dieharder.cpp</text:p>
      <text:p text:style-name="P4">l’exécuter par exemple avec </text:p>
      <text:p text:style-name="P2">g++ -std=c++14 -O3 -Wall -o <text:span text:style-name="T2">testdieharder</text:span> <text:span text:style-name="T3">squelettedieharder</text:span>.cpp</text:p>
      <text:p text:style-name="P4">puis </text:p>
      <text:p text:style-name="P4">./testdieharder nom_fichier nombredentiersàfabriquer ce qui fabrique un fichier de la bonne taille</text:p>
      <text:p text:style-name="P4">Enfin</text:p>
      <text:p text:style-name="P2">dieharder -g 202 -f nom_fichier -a</text:p>
      <text:p text:style-name="P5">Dans la console, la commande</text:p>
      <text:p text:style-name="P6">dieharder -o -f example.input -t <text:span text:style-name="T3">10000000 permet de créer un autre fichier example.input de taille 10000000 (fabriqué avec le MT19937)</text:span></text:p>
      <text:p text:style-name="P1"/>
      <text:p text:style-name="P1"/>
      <text:p text:style-name="P5">Pour tester un PRG avec Practrand :</text:p>
      <text:p text:style-name="P5">remplir la fonction gen32 du fichier squelettepractrand.cpp</text:p>
      <text:p text:style-name="P3">g++ -std=c++14 -O3 -Wall -o <text:span text:style-name="T4">testpractrand</text:span> <text:span text:style-name="T4">squelettepractrand</text:span>.cpp</text:p>
      <text:p text:style-name="P7">tester fichier</text:p>
      <text:p text:style-name="P7">./<text:span text:style-name="T4">testpractrand</text:span> | hexdump <text:s/>| head <text:span text:style-name="T4">pour vérifier que tout est OK et enfin</text:span></text:p>
      <text:p text:style-name="P3">./<text:span text:style-name="T4">testpractrand </text:span>| ./RNG_test stdin32 <text:span text:style-name="T4">pour lancer les tests à proprement parler</text:span></text:p>
      <text:p text:style-name="P1"/>
      <text:p text:style-name="P1"/>
      <text:p text:style-name="P1"/>
      <text:p text:style-name="P1"><text:span text:style-name="T4">Pour tester un PRG avec </text:span>Test U01 :</text:p>
      <text:p text:style-name="P8">Compléter la fonction gen32 dans squelettetestU01.cpp</text:p>
      <text:p text:style-name="P8"/>
      <text:p text:style-name="P1">g++ -std=c++14 -Wall -O3 -o t<text:span text:style-name="T4">estU01</text:span> <text:span text:style-name="T4">squelettetestU01</text:span>.c<text:span text:style-name="T1">pp</text:span> -Iinclude -Llib -ltestu01 -lprobdist -lmylib -lm</text:p>
      <text:p text:style-name="P1">puis ./<text:span text:style-name="T4">testU01</text:span> -b -m -s -v -l -<text:span text:style-name="T4">r</text:span></text:p>
      <text:p text:style-name="P1"/>
      <text:p text:style-name="P1">-<text:span text:style-name="T4">b : lance Bigcrush</text:span></text:p>
      <text:p text:style-name="P1">-<text:span text:style-name="T4">m : lance Crush</text:span></text:p>
      <text:p text:style-name="P1">-<text:span text:style-name="T4">s : lance SmallCrush</text:span></text:p>
      <text:p text:style-name="P1">-<text:span text:style-name="T4">v : affiche les résultats des tests au fur et à mesure (sinon seulement synthèse à la fin)</text:span></text:p>
      <text:p text:style-name="P1">-<text:span text:style-name="T4">l : teste la corrélation linéaire entre les différents termes</text:span></text:p>
      <text:p text:style-name="P1">-<text:span text:style-name="T4">r : mode « reversed » où on inverse bits de poids fort/bits de poids faible pour en quelque sorte tester le générateur « à l’envers »</text:span></text:p>
      <text:p text:style-name="P1"/>
      <text:p text:style-name="P1"/>
      <text:p text:style-name="P8">Comparer la vitesse d’un générateur avec celui d’un PCG et du MT19937 :</text:p>
      <text:p text:style-name="P8">Compléter la fonction gen32 dans testvitesse.cpp</text:p>
      <text:p text:style-name="P8">puis </text:p>
      <text:p text:style-name="P3">g++ -std=c++14 -O3 -Wall -o <text:span text:style-name="T4">testvitesse testvitesse</text:span>.cpp</text:p>
      <text:p text:style-name="P8">ensuite </text:p>
      <text:p text:style-name="P8">./testvitesse affiche le temps pour générer <text:span text:style-name="T5">100000000 d’entiers 32 bits avec :</text:span></text:p>
      <text:p text:style-name="P8">- <text:span text:style-name="T5">le PRG considéré</text:span></text:p>
      <text:p text:style-name="P8">- <text:span text:style-name="T5">un PCG</text:span></text:p>
      <text:p text:style-name="P8">- <text:span text:style-name="T5">le MT19937</text:span></text:p>
      <text:p text:style-name="P8"/>
      <text:p text:style-name="P9">Générateur fabriqué sur la base d’une Conway-map dans un cas sur-critique :</text:p>
      <text:p text:style-name="P9"/>
      <text:p text:style-name="P11">Version naïve : </text:p>
      <text:p text:style-name="P11">utiliser prg5xnaif</text:p>
      <text:p text:style-name="P11"><text:soft-page-break/>version la plus rapide :</text:p>
      <text:p text:style-name="P11">utiliser optimalvitesse.cpp</text:p>
      <text:p text:style-name="P11"/>
      <text:p text:style-name="P11">version plus rapide que la version naïve si on ne touche à rien, et qui sert pour la cryptographie (en augmentant N, en modifiant le tableau x et le tableau d...)</text:p>
      <text:p text:style-name="P9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10T13:12:10.888006780</meta:creation-date>
    <dc:date>2021-04-12T15:35:14.290414857</dc:date>
    <meta:editing-duration>PT1H36M50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2" meta:paragraph-count="41" meta:word-count="324" meta:character-count="2004" meta:non-whitespace-character-count="1715"/>
  </office:meta>
</office:document-meta>
</file>